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/>
      <style:paragraph-properties fo:text-align="end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/>
      <style:paragraph-properties fo:text-align="end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/>
      <style:paragraph-properties fo:text-align="end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size="6pt" style:font-size-asian="6pt" style:font-size-complex="6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 style:data-style-name="N84">
      <style:table-cell-properties style:text-align-source="fix" style:repeat-content="false" fo:border="non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1.5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size="6pt" style:font-size-asian="6pt" style:font-size-complex="6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LulzBot Taz Service Schedu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 be conducted monthly on each printer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string" calcext:value-type="string">
            <text:p>Document version:</text:p>
          </table:table-cell>
          <table:table-cell table:style-name="ce10" office:value-type="date" office:date-value="2015-09-01" calcext:value-type="date">
            <text:p>2015-09-01</text:p>
          </table:table-cell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Document location:</text:p>
          </table:table-cell>
          <table:table-cell table:style-name="ce11" office:value-type="string" calcext:value-type="string">
            <text:p>https://github.com/somakeit/operations</text:p>
          </table:table-cell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inter:</text:p>
          </table:table-cell>
          <table:table-cell table:style-name="ce11"/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/>
          <table:table-cell table:style-name="ce11"/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Technician</text:p>
          </table:table-cell>
          <table:table-cell table:style-name="ce12"/>
          <table:table-cell table:style-name="ce18" table:number-columns-repeated="4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>
            <text:p>Date</text:p>
          </table:table-cell>
          <table:table-cell table:style-name="ce13" table:number-columns-repeated="5"/>
          <table:table-cell table:style-name="ce20"/>
          <table:table-cell table:style-name="ce17" table:number-columns-repeated="1017"/>
        </table:table-row>
        <table:table-row table:style-name="ro3">
          <table:table-cell table:style-name="ce5" office:value-type="string" calcext:value-type="string">
            <text:p>Clean smooth rods and check smooth motion.</text:p>
          </table:table-cell>
          <table:table-cell table:style-name="ce14" table:number-columns-repeated="6"/>
          <table:table-cell table:number-columns-repeated="1017"/>
        </table:table-row>
        <table:table-row table:style-name="ro4">
          <table:table-cell table:style-name="ce6" office:value-type="string" calcext:value-type="string">
            <text:p>Check Z leadscrews and grease with Lithium based grease (Lucas NLGI 2) if necessary.</text:p>
          </table:table-cell>
          <table:table-cell table:style-name="ce15" table:number-columns-repeated="6"/>
          <table:table-cell table:number-columns-repeated="1017"/>
        </table:table-row>
        <table:table-row table:style-name="ro5">
          <table:table-cell table:style-name="ce6" office:value-type="string" calcext:value-type="string">
            <text:p>Clean PEI bed with IPA. Sand with 2000-2500 grit if parts have been lifting.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 table:style-name="ce6" office:value-type="string" calcext:value-type="string">
            <text:p>Check bed level.</text:p>
          </table:table-cell>
          <table:table-cell table:style-name="ce15" table:number-columns-repeated="6"/>
          <table:table-cell table:number-columns-repeated="1017"/>
        </table:table-row>
        <table:table-row table:style-name="ro5">
          <table:table-cell table:style-name="ce6" office:value-type="string" calcext:value-type="string">
            <text:p>Clean plastic debris from hobbed bolt and check condition.</text:p>
          </table:table-cell>
          <table:table-cell table:style-name="ce15" table:number-columns-repeated="6"/>
          <table:table-cell table:number-columns-repeated="1017"/>
        </table:table-row>
        <table:table-row table:style-name="ro5">
          <table:table-cell table:style-name="ce6" office:value-type="string" calcext:value-type="string">
            <text:p>Check belt tension and tighten if necessary (see user manual[1]).</text:p>
          </table:table-cell>
          <table:table-cell table:style-name="ce15" table:number-columns-repeated="6"/>
          <table:table-cell table:number-columns-repeated="1017"/>
        </table:table-row>
        <table:table-row table:style-name="ro3">
          <table:table-cell table:style-name="ce6" office:value-type="string" calcext:value-type="string">
            <text:p>Clean hot end with heat and tweezers, or cold with acetone.</text:p>
          </table:table-cell>
          <table:table-cell table:style-name="ce15" table:number-columns-repeated="6"/>
          <table:table-cell table:number-columns-repeated="1017"/>
        </table:table-row>
        <table:table-row table:style-name="ro4">
          <table:table-cell table:style-name="ce6" office:value-type="string" calcext:value-type="string">
            <text:p>Look into the electronics housing and check for dust. Un-plug, remove cover and clean with air if necessary. </text:p>
          </table:table-cell>
          <table:table-cell table:style-name="ce15" table:number-columns-repeated="6"/>
          <table:table-cell table:number-columns-repeated="1017"/>
        </table:table-row>
        <table:table-row table:style-name="ro3">
          <table:table-cell table:style-name="ce6" office:value-type="string" calcext:value-type="string">
            <text:p>Check the Fan in the mains power adapter is rotating freely.</text:p>
          </table:table-cell>
          <table:table-cell table:style-name="ce15" table:number-columns-repeated="6"/>
          <table:table-cell table:number-columns-repeated="1017"/>
        </table:table-row>
        <table:table-row table:style-name="ro3">
          <table:table-cell table:style-name="ce6" office:value-type="string" calcext:value-type="string">
            <text:p>Update “Taz Configurations” git repository on “Taz” SD card.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8" office:value-type="string" calcext:value-type="string">
            <text:p>References:</text:p>
          </table:table-cell>
          <table:table-cell table:number-columns-repeated="1023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Lulzbot Taz 3.0 User Manual, version 20131211, http://download.lulzbot.com/TAZ/3.0/documentation/2013Q4/LulzBot_TAZ_3.0-User_Manual-ebook.pdf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21:43:40.588693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20:19:15.928554958</meta:creation-date>
    <dc:date>2015-09-01T21:44:00.731325375</dc:date>
    <meta:editing-duration>PT35M19S</meta:editing-duration>
    <meta:editing-cycles>5</meta:editing-cycles>
    <meta:generator>LibreOffice/4.4.2.2$Linux_X86_64 LibreOffice_project/40m0$Build-2</meta:generator>
    <meta:print-date>2015-09-01T20:56:14.454438272</meta:print-date>
    <meta:document-statistic meta:table-count="1" meta:cell-count="22" meta:object-count="0"/>
  </office:meta>
</office:document-meta>
</file>